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A00000253D1D2414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title">
      <style:graphic-properties draw:fill-color="#ffffff" draw:auto-grow-height="true" fo:min-height="3.507cm"/>
    </style:style>
    <style:style style:name="pr2" style:family="presentation" style:parent-style-name="lyt-aqua-subtitle">
      <style:graphic-properties draw:fill-color="#ffffff" draw:auto-grow-height="true" fo:min-height="11.501cm"/>
    </style:style>
    <style:style style:name="pr3" style:family="presentation" style:parent-style-name="lyt-aqua-notes">
      <style:graphic-properties draw:fill-color="#ffffff" draw:auto-grow-height="true" fo:min-height="13.364cm"/>
    </style:style>
    <style:style style:name="pr4" style:family="presentation" style:parent-style-name="lyt-aqua-title">
      <style:graphic-properties fo:min-height="3.256cm"/>
    </style:style>
    <style:style style:name="pr5" style:family="presentation" style:parent-style-name="lyt-aqua-outline1">
      <style:graphic-properties fo:min-height="13.61cm"/>
    </style:style>
    <style:style style:name="pr6" style:family="presentation" style:parent-style-name="lyt-aqua-notes">
      <style:graphic-properties draw:fill-color="#ffffff" fo:min-height="13.114cm"/>
    </style:style>
    <style:style style:name="pr7" style:family="presentation" style:parent-style-name="lyt-aqua-title">
      <style:graphic-properties fo:min-height="3.506cm"/>
    </style:style>
    <style:style style:name="pr8" style:family="presentation" style:parent-style-name="lyt-aqua-outline1">
      <style:graphic-properties fo:min-height="13.86cm"/>
    </style:style>
    <style:style style:name="pr9" style:family="presentation" style:parent-style-name="lyt-aqua-notes">
      <style:graphic-properties draw:fill-color="#ffffff" fo:min-height="13.364cm"/>
    </style:style>
    <style:style style:name="pr10" style:family="presentation" style:parent-style-name="lyt-aqua-title">
      <style:graphic-properties draw:auto-grow-height="true" fo:min-height="3.506cm"/>
    </style:style>
    <style:style style:name="pr11" style:family="presentation" style:parent-style-name="lyt-aqua-subtitle">
      <style:graphic-properties draw:fill-color="#ffffff" fo:min-height="13.86cm"/>
    </style:style>
    <style:style style:name="P1" style:family="paragraph">
      <style:paragraph-properties fo:margin-left="0cm" fo:margin-right="0cm" fo:text-indent="0cm"/>
    </style:style>
    <style:style style:name="P2"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ngine4</text:p>
          </draw:text-box>
        </draw:frame>
        <draw:frame presentation:style-name="pr2" draw:text-style-name="P1" draw:layer="layout" svg:width="24.599cm" svg:height="11.501cm" svg:x="2cm" svg:y="5.5cm" presentation:class="subtitle" presentation:user-transformed="true">
          <draw:text-box>
            <text:p>Nicolas "DarkGod" Casalini</text:p>
            <text:p/>
            <text:p>A quick tour of T-Engine4</text:p>
            <text:p/>
            <text:p><text:a xlink:href="http://te4.org/">http://te4.org/</text:a></text:p>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lyt-aqua" presentation:presentation-page-layout-name="AL2T1">
        <office:forms form:automatic-focus="false" form:apply-design-mode="false"/>
        <draw:frame presentation:style-name="pr4" draw:layer="layout" svg:width="25.199cm" svg:height="3.256cm" svg:x="1.4cm" svg:y="0.962cm" presentation:class="title">
          <draw:text-box>
            <text:p>Intro</text:p>
          </draw:text-box>
        </draw:frame>
        <draw:frame presentation:style-name="pr5" draw:layer="layout" svg:width="24.599cm" svg:height="13.61cm" svg:x="2cm" svg:y="5.5cm" presentation:class="outline">
          <draw:text-box>
            <text:list text:style-name="L2">
              <text:list-item>
                <text:p>My dev history</text:p>
              </text:list-item>
              <text:list-item>
                <text:p>ToME history</text:p>
              </text:list-item>
              <text:list-item>
                <text:p>The basic idea: “game engine” (game logic) is not “engine engine”</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Class System</text:p>
          </draw:text-box>
        </draw:frame>
        <draw:frame presentation:style-name="pr8" draw:layer="layout" svg:width="24.599cm" svg:height="13.86cm" svg:x="2cm" svg:y="5.5cm" presentation:class="outline" presentation:user-transformed="true">
          <draw:text-box>
            <text:list text:style-name="L2">
              <text:list-item>
                <text:p>Allows for both “classic” class/interface/abstract class OO and also prototype OO</text:p>
              </text:list-item>
              <text:list-item>
                <text:p>The bulk of the TE4 API is made with optional classes, mostly nothing is forced on the dev, she/he can do as she/he wishes</text:p>
              </text:list-item>
              <text:list-item>
                <text:p>All classes are automatically serialisable. Savefiles use that property intensively; thus module makers nearly never have to care about saves</text:p>
              </text:list-item>
            </text:list>
          </draw:text-box>
        </draw:frame>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Very Generic Engine</text:p>
          </draw:text-box>
        </draw:frame>
        <draw:frame presentation:style-name="pr8" draw:layer="layout" svg:width="24.599cm" svg:height="13.86cm" svg:x="2cm" svg:y="5.5cm" presentation:class="outline">
          <draw:text-box>
            <text:list text:style-name="L2">
              <text:list-item>
                <text:p>TE4 provides many many tools and toys</text:p>
              </text:list-item>
              <text:list-item>
                <text:p>Yet imposes very few of them</text:p>
              </text:list-item>
              <text:list-item>
                <text:p>All truly “gameplay” systems are outside of the engine scope. Sometime it provides a basic implementation to speed-up module writing</text:p>
              </text:list-item>
              <text:list-item>
                <text:p>Provides UI “building blocks” to quickly make a simple UI. I.E: a log, hotkeys, map display, ..</text:p>
              </text:list-item>
            </text:list>
          </draw:text-box>
        </draw:frame>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Very Generic Display Stack</text:p>
          </draw:text-box>
        </draw:frame>
        <draw:frame presentation:style-name="pr8" draw:layer="layout" svg:width="24.599cm" svg:height="13.86cm" svg:x="2cm" svg:y="5.5cm" presentation:class="outline" presentation:user-transformed="true">
          <draw:text-box>
            <text:list text:style-name="L2">
              <text:list-item>
                <text:p>Map with multiple Entities</text:p>
              </text:list-item>
              <text:list-item>
                <text:p>Entities with multiple MapObjects</text:p>
              </text:list-item>
              <text:list-item>
                <text:p>MOs with one texture, color info, shader, strech and position infos, visibility info, generic callback, attached particles, movement/“blur”</text:p>
              </text:list-item>
              <text:list-item>
                <text:p>MOs are placed inside a generic “map” object, which only has a grid of MOs per z-layers</text:p>
              </text:list-item>
              <text:list-item>
                <text:p>The C-code only knows MOs so even the Map code can be completely changed by modules</text:p>
              </text:list-item>
            </text:list>
          </draw:text-box>
        </draw:frame>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presentation:user-transformed="true">
            <draw:text-box/>
          </draw:frame>
        </presentation:notes>
      </draw:page>
      <draw:page draw:name="page6"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Very Generic Display Stack 2</text:p>
          </draw:text-box>
        </draw:frame>
        <draw:frame presentation:style-name="pr8" draw:layer="layout" svg:width="24.599cm" svg:height="13.86cm" svg:x="2cm" svg:y="5.5cm" presentation:class="outline">
          <draw:text-box>
            <text:list text:style-name="L2">
              <text:list-item>
                <text:p>The engine provides ways to load&amp;draw textures, text and quads</text:p>
              </text:list-item>
              <text:list-item>
                <text:p>Also provides FBOs and allows to attach shaders to them</text:p>
              </text:list-item>
              <text:list-item>
                <text:p>Modules usually use those to have a full-map FBO that lets them add red-corners for low life, grey-shading the world when stealthed, blurring it when confused, …</text:p>
              </text:list-item>
              <text:list-item>
                <text:p>Support for square &amp; hex modes</text:p>
              </text:list-item>
            </text:list>
          </draw:text-box>
        </draw:frame>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Entities: a class &amp; data mixup</text:p>
          </draw:text-box>
        </draw:frame>
        <draw:frame presentation:style-name="pr8" draw:layer="layout" svg:width="24.599cm" svg:height="14.661cm" svg:x="2cm" svg:y="5.5cm" presentation:class="outline" presentation:user-transformed="true">
          <draw:text-box>
            <text:list text:style-name="L2">
              <text:list-item>
                <text:p>Entities represent the core elements of the game: anything the player can interact with (NPC, the player itself, objects, projectiles, …)</text:p>
              </text:list-item>
              <text:list-item>
                <text:p>Very simple and shallow class tree</text:p>
              </text:list-item>
              <text:list-item>
                <text:p>Most properties come from the base class + data</text:p>
              </text:list-item>
              <text:list-item>
                <text:p>Complex data loader that allows “data inheritance”</text:p>
              </text:list-item>
              <text:list-item>
                <text:p>Any entity instance can override and of its class methods</text:p>
              </text:list-item>
            </text:list>
          </draw:text-box>
        </draw:frame>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Zones, load-on-demand</text:p>
          </draw:text-box>
        </draw:frame>
        <draw:frame presentation:style-name="pr8" draw:layer="layout" svg:width="24.599cm" svg:height="15.927cm" svg:x="2cm" svg:y="5.5cm" presentation:class="outline" presentation:user-transformed="true">
          <draw:text-box>
            <text:list text:style-name="L2">
              <text:list-item>
                <text:p>A zone is a collection of level, each level containing entities and a map. Worldmap, towns, forests, dungeons, .. are all zones</text:p>
              </text:list-item>
              <text:list-item>
                <text:p>A module never loads all npcs, objects, .. lists</text:p>
              </text:list-item>
              <text:list-item>
                <text:p>Instead each zones specify which they need. This also allows for some zones to have specific NPCs, Objects, … (imagine if you go to an other world)</text:p>
              </text:list-item>
              <text:list-item>
                <text:p>Multiple save modes (non-persistent, zone-wide, …)</text:p>
                <text:p/>
              </text:list-item>
            </text:list>
          </draw:text-box>
        </draw:frame>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lyt-aqua" presentation:presentation-page-layout-name="AL2T1">
        <office:forms form:automatic-focus="false" form:apply-design-mode="false"/>
        <draw:frame presentation:style-name="pr4" draw:layer="layout" svg:width="25.199cm" svg:height="3.256cm" svg:x="1.4cm" svg:y="0.962cm" presentation:class="title">
          <draw:text-box>
            <text:p>Generation</text:p>
          </draw:text-box>
        </draw:frame>
        <draw:frame presentation:style-name="pr5" draw:layer="layout" svg:width="24.599cm" svg:height="13.61cm" svg:x="2cm" svg:y="5.5cm" presentation:class="outline">
          <draw:text-box>
            <text:list text:style-name="L2">
              <text:list-item>
                <text:p>Many map generation tools (foresty, roomy, mazy, … kind of levels)</text:p>
              </text:list-item>
              <text:list-item>
                <text:p>Also able to load complex static maps</text:p>
              </text:list-item>
              <text:list-item>
                <text:p>A default entities filtering/selecting system that can be altered or replaced</text:p>
              </text:list-item>
              <text:list-item>
                <text:p>By default all levels are checked with A* from entry to exit to ensure the player can pass</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4" draw:layer="layout" svg:width="25.199cm" svg:height="3.256cm" svg:x="1.4cm" svg:y="0.962cm" presentation:class="title">
          <draw:text-box>
            <text:p>Game &amp; World</text:p>
          </draw:text-box>
        </draw:frame>
        <draw:frame presentation:style-name="pr5" draw:layer="layout" svg:width="24.599cm" svg:height="13.61cm" svg:x="2cm" svg:y="5.5cm" presentation:class="outline">
          <draw:text-box>
            <text:list text:style-name="L2">
              <text:list-item>
                <text:p>The game is whatever the current character's experiences: zones, npcs, levels, objects, … this is saved on a per character basis</text:p>
              </text:list-item>
              <text:list-item>
                <text:p>The world is a kind of “additional” savefile which is persistent between characters. It can be used for many things, ToME uses it to store achievement progress, but could also store persistent levels and such inside</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aqua" presentation:presentation-page-layout-name="AL2T1">
        <office:forms form:automatic-focus="false" form:apply-design-mode="false"/>
        <draw:frame presentation:style-name="pr4" draw:layer="layout" svg:width="25.199cm" svg:height="3.256cm" svg:x="1.4cm" svg:y="0.962cm" presentation:class="title">
          <draw:text-box>
            <text:p>Tick Tock Goes The Clock</text:p>
          </draw:text-box>
        </draw:frame>
        <draw:frame presentation:style-name="pr5" draw:layer="layout" svg:width="24.599cm" svg:height="13.61cm" svg:x="2cm" svg:y="5.5cm" presentation:class="outline">
          <draw:text-box>
            <text:list text:style-name="L2">
              <text:list-item>
                <text:p>(cookie point if you get the reference)</text:p>
              </text:list-item>
              <text:list-item>
                <text:p>Except it does not, by default the game will run in turn based mode, but it is easy to change</text:p>
              </text:list-item>
              <text:list-item>
                <text:p>Display is independent of ticks</text:p>
              </text:list-item>
              <text:list-item>
                <text:p>If in realtime mode ticks happen regulary, if not only when some events are fired</text:p>
              </text:list-item>
              <text:list-item>
                <text:p>Display framerate is normalized to 30/sec even if it is faster/slower in practice</text:p>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aqua" presentation:presentation-page-layout-name="AL2T1">
        <office:forms form:automatic-focus="false" form:apply-design-mode="false"/>
        <draw:frame presentation:style-name="pr4" draw:layer="layout" svg:width="25.199cm" svg:height="3.256cm" svg:x="1.4cm" svg:y="0.962cm" presentation:class="title">
          <draw:text-box>
            <text:p>Profile server</text:p>
          </draw:text-box>
        </draw:frame>
        <draw:frame presentation:style-name="pr5" draw:layer="layout" svg:width="24.599cm" svg:height="13.61cm" svg:x="2cm" svg:y="5.5cm" presentation:class="outline">
          <draw:text-box>
            <text:list text:style-name="L2">
              <text:list-item>
                <text:p>Modules can define what data to upload to a profile, it will be stored in a “sane” way on the server</text:p>
              </text:list-item>
              <text:list-item>
                <text:p>It is possible to upload charsheets and charballs automatically</text:p>
              </text:list-item>
              <text:list-item>
                <text:p>Later on modules/addons will be able to download charballs to import them</text:p>
              </text:list-item>
              <text:list-item>
                <text:p>Comes with an integrated chat</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lyt-aqua" presentation:presentation-page-layout-name="AL2T1">
        <office:forms form:automatic-focus="false" form:apply-design-mode="false"/>
        <draw:frame presentation:style-name="pr7" draw:layer="layout" svg:width="25.199cm" svg:height="3.506cm" svg:x="1.4cm" svg:y="0.837cm" presentation:class="title">
          <draw:text-box>
            <text:p>Addons</text:p>
          </draw:text-box>
        </draw:frame>
        <draw:frame presentation:style-name="pr8" draw:layer="layout" svg:width="24.599cm" svg:height="14.375cm" svg:x="2cm" svg:y="5.5cm" presentation:class="outline" presentation:user-transformed="true">
          <draw:text-box>
            <text:list text:style-name="L2">
              <text:list-item>
                <text:p>The engine provides automatic support for addons to all modules</text:p>
              </text:list-item>
              <text:list-item>
                <text:p>Addons can alter the module in three ways:</text:p>
                <text:list>
                  <text:list-item>
                    <text:p>“overload”: simply replace a file witth one of their own</text:p>
                  </text:list-item>
                  <text:list-item>
                    <text:p>“superload”: dynamically alter a class by rewriting some methods, his can stack between addons</text:p>
                  </text:list-item>
                  <text:list-item>
                    <text:p>“hook”: some places in the engine, and the module can fire triggers which can be hooked up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yt-aqua" presentation:presentation-page-layout-name="AL1T0">
        <office:forms form:automatic-focus="false" form:apply-design-mode="false"/>
        <draw:frame presentation:style-name="pr10" draw:layer="layout" svg:width="25.199cm" svg:height="3.506cm" svg:x="1.4cm" svg:y="0.837cm" presentation:class="title">
          <draw:text-box>
            <text:p>Let's have fun!</text:p>
          </draw:text-box>
        </draw:frame>
        <draw:frame presentation:style-name="pr11" draw:layer="layout" svg:width="24.599cm" svg:height="13.86cm" svg:x="2cm" svg:y="5.5cm" presentation:class="subtitle">
          <draw:text-box>
            <text:p>So when you get back home: go make a TE4 game!</text:p>
            <text:p/>
            <text:p>TE4EVER !!!</text:p>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qua1" xlink:href="Pictures/100000000000031A00000253D1D24142.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3.86cm" svg:x="2cm" svg:y="5.5cm" presentation:class="outline" presentation:placeholder="true">
        <draw:text-box/>
      </draw:frame>
      <draw:frame presentation:style-name="Mpr1" draw:text-style-name="MP1" draw:layer="backgroundobjects" svg:width="6.523cm" svg:height="1.448cm" svg:x="1.7cm" svg:y="18.231cm" presentation:class="date-time">
        <draw:text-box>
          <text:p text:style-name="MP1"><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2" draw:layer="backgroundobjects" svg:width="6.523cm" svg:height="1.448cm" svg:x="20.376cm" svg:y="18.231cm" presentation:class="page-number">
        <draw:text-box>
          <text:p text:style-name="MP2"><text:span text:style-name="MT1"><text:page-number>&lt;numéro&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2$Build-9483</meta:generator>
    <dc:title>Blue Border</dc:title>
    <dc:description>Presentation Layout Template</dc:description>
    <meta:creation-date>2012-05-31T11:18:44</meta:creation-date>
    <dc:language>en-US</dc:language>
    <meta:editing-cycles>27</meta:editing-cycles>
    <meta:editing-duration>PT28H18M36S</meta:editing-duration>
    <meta:initial-creator>Nicolas Casalini</meta:initial-creator>
    <dc:date>2012-06-02T17:16:02.43</dc:date>
    <meta:document-statistic meta:object-count="80"/>
    <meta:user-defined meta:name="Info 1"/>
    <meta:user-defined meta:name="Info 2"/>
    <meta:user-defined meta:name="Info 3"/>
    <meta:user-defined meta:name="Info 4"/>
    <meta:template xlink:type="simple" xlink:actuate="onRequest" xlink:title="Blue Border" xlink:href="../../../../../../usr/lib/libreoffice/basis3.3/share/template/layout/lyt-aqua.otp"/>
  </office:meta>
</office:document-meta>
</file>